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5DC000005DC63D3B5E74BB0804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121212" draw:fill-gradient-name="Gradient_20_7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ffffff" svg:stroke-opacity="50%" draw:fill="gradient" draw:fill-gradient-name="Gray_20_Gradient_20_2" draw:opacity="60%" draw:textarea-vertical-align="middle"/>
    </style:style>
    <style:style style:name="gr2" style:family="graphic" style:parent-style-name="standard">
      <style:graphic-properties draw:stroke="solid" svg:stroke-color="#ffffff" svg:stroke-opacity="50%" draw:fill="gradient" draw:fill-gradient-name="Gradient_20_2" draw:gradient-step-count="0" draw:opacity="60%" draw:textarea-vertical-align="middle"/>
    </style:style>
    <style:style style:name="gr3" style:family="graphic" style:parent-style-name="standard">
      <style:graphic-properties draw:stroke="solid" svg:stroke-color="#ffffff" svg:stroke-opacity="50%" draw:fill="gradient" draw:fill-color="#000000" draw:fill-gradient-name="Gradient_20_6" draw:gradient-step-count="0" draw:opacity="60%" draw:textarea-vertical-align="middle" draw:shadow-offset-x="0.203cm" draw:shadow-offset-y="0.20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vertical-align="middle" draw:auto-grow-height="false" fo:min-height="0.75cm" fo:min-width="0.771cm" fo:wrap-option="wrap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y_20_Gradient_20_2" draw:opacity="60%"/>
      <style:paragraph-properties fo:text-align="center"/>
    </style:style>
    <style:style style:name="P2" style:family="paragraph">
      <loext:graphic-properties draw:fill="gradient" draw:fill-gradient-name="Gradient_20_2" draw:gradient-step-count="0" draw:opacity="60%"/>
      <style:paragraph-properties fo:text-align="center"/>
    </style:style>
    <style:style style:name="P3" style:family="paragraph">
      <loext:graphic-properties draw:fill="gradient" draw:fill-color="#000000" draw:fill-gradient-name="Gradient_20_6" draw:gradient-step-count="0" draw:opacity="6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6.408cm" svg:height="18.801cm" svg:x="0.761cm" svg:y="1.016cm" draw:corner-radius="0.5cm">
          <text:p/>
        </draw:rect>
        <draw:rect draw:style-name="gr2" draw:text-style-name="P2" draw:layer="layout" svg:width="11.684cm" svg:height="7.112cm" svg:x="1.27cm" svg:y="4.318cm" draw:corner-radius="0.5cm">
          <text:p/>
        </draw:rect>
        <draw:rect draw:style-name="gr3" draw:text-style-name="P3" draw:layer="layout" svg:width="25.654cm" svg:height="1.524cm" svg:x="1.016cm" svg:y="1.778cm" draw:corner-radius="0.5cm">
          <text:p/>
        </draw:rect>
        <draw:rect draw:style-name="gr2" draw:text-style-name="P2" draw:layer="layout" svg:width="11.684cm" svg:height="7.646cm" svg:x="1.27cm" svg:y="11.684cm" draw:corner-radius="0.5cm">
          <text:p/>
        </draw:rect>
        <draw:rect draw:style-name="gr2" draw:text-style-name="P2" draw:layer="layout" svg:width="13.3cm" svg:height="5.36cm" svg:x="13.37cm" svg:y="13.97cm" draw:corner-radius="0.5cm">
          <text:p/>
        </draw:rect>
        <draw:rect draw:style-name="gr2" draw:text-style-name="P2" draw:layer="layout" svg:width="7.874cm" svg:height="3.302cm" svg:x="13.154cm" svg:y="4.264cm" draw:corner-radius="0.5cm">
          <text:p/>
        </draw:rect>
        <draw:rect draw:style-name="gr2" draw:text-style-name="P2" draw:layer="layout" svg:width="7.874cm" svg:height="5.334cm" svg:x="13.208cm" svg:y="7.874cm" draw:corner-radius="0.5cm">
          <text:p/>
        </draw:rect>
        <draw:rect draw:style-name="gr2" draw:text-style-name="P2" draw:layer="layout" svg:width="5.334cm" svg:height="8.944cm" svg:x="21.336cm" svg:y="4.264cm" draw:corner-radius="0.5cm">
          <text:p/>
        </draw:rect>
        <draw:frame draw:style-name="gr4" draw:text-style-name="P4" draw:layer="layout" svg:width="3.918cm" svg:height="3.918cm" svg:x="1.524cm" svg:y="0.608cm">
          <draw:image xlink:href="Pictures/10000001000005DC000005DC63D3B5E74BB0804C.png" xlink:type="simple" xlink:show="embed" xlink:actuate="onLoad" draw:mime-type="image/png">
            <text:p/>
          </draw:image>
        </draw:frame>
        <draw:custom-shape draw:style-name="gr5" draw:text-style-name="P5" draw:layer="layout" svg:width="1.27cm" svg:height="0.999cm" draw:transform="skewX (0.0130899693899575) rotate (0.0122173047639603) translate (24.893cm 2.048cm)">
          <text:p/>
          <draw:enhanced-geometry svg:viewBox="0 0 21600 21600" draw:text-areas="0 0 21600 21600" draw:mirror-horizontal="false" draw:mirror-vertical="true" draw:type="circular-arrow" draw:modifiers="-146.26111622548 121.61318267761 5884.408901226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535353" draw:end-color="#121212" draw:start-intensity="100%" draw:end-intensity="100%" draw:angle="45deg" draw:border="30%"/>
    <draw:gradient draw:name="Gradient_20_5" draw:display-name="Gradient 5" draw:style="radial" draw:cx="0%" draw:cy="0%" draw:start-color="#121212" draw:end-color="#b3b3b3" draw:start-intensity="100%" draw:end-intensity="100%" draw:border="0%"/>
    <draw:gradient draw:name="Gradient_20_6" draw:display-name="Gradient 6" draw:style="radial" draw:cx="0%" draw:cy="0%" draw:start-color="#121212" draw:end-color="#ffffff" draw:start-intensity="100%" draw:end-intensity="100%" draw:border="0%"/>
    <draw:gradient draw:name="Gradient_20_7" draw:display-name="Gradient 7" draw:style="linear" draw:start-color="#121212" draw:end-color="#1db954" draw:start-intensity="100%" draw:end-intensity="100%" draw:angle="0deg" draw:border="80%"/>
    <draw:gradient draw:name="Gray_20_Gradient_20_2" draw:display-name="Gray Gradient 2" draw:style="linear" draw:start-color="#eeeeee" draw:end-color="#999999" draw:start-intensity="100%" draw:end-intensity="100%" draw:angle="45deg" draw:border="3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square" draw:cx="0%" draw:cy="0%" draw:start-color="#121212" draw:end-color="#1db954" draw:start-intensity="100%" draw:end-intensity="100%" draw:angle="20deg" draw:border="5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none" fo:country="non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gradient" draw:fill-color="#121212" draw:fill-gradient-name="Gradient_20_5" draw:gradient-step-count="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#cfe7f5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Ita </meta:initial-creator>
    <meta:creation-date>2024-08-17T17:16:09.64</meta:creation-date>
    <meta:editing-duration>PT45M54S</meta:editing-duration>
    <meta:editing-cycles>4</meta:editing-cycles>
    <dc:date>2024-08-18T09:37:33.247000000</dc:date>
    <meta:generator>LibreOffice/7.5.5.2$Windows_X86_64 LibreOffice_project/ca8fe7424262805f223b9a2334bc7181abbcbf5e</meta:generator>
    <meta:document-statistic meta:object-count="33"/>
  </office:meta>
</office:document-meta>
</file>